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9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0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18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05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9-2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24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27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24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0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07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02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17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08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25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25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3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23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26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1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1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8-2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7-28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6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5-13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6-03-29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5-11-2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5-10-2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5-09-16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5-05-1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5-03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378</text:p>
          </table:table-cell>
          <table:table-cell office:value-type="string" calcext:value-type="string">
            <text:p>QWTA nr Sebeka, Woodeye WMA QWTA</text:p>
          </table:table-cell>
          <table:table-cell office:value-type="string" calcext:value-type="string">
            <text:p>201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90" meta:object-count="0"/>
    <meta:user-defined meta:name="AppVersion">3.0</meta:user-defined>
  </office:meta>
</office:document-meta>
</file>